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fr" fo:country="FR" style:language-asian="zxx" style:country-asian="none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fo:language="fr" fo:country="FR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fr" fo:country="FR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glais - Vocabulaire</text:p>
      <text:p text:style-name="P1"/>
      <text:p text:style-name="P1">Advocate = to act in supporting</text:p>
      <text:p text:style-name="P1">Amenities = Special features</text:p>
      <text:p text:style-name="P1">Associates degree = 2 year degree</text:p>
      <text:p text:style-name="P1">Bargain = To buy <text:s/>at a good price</text:p>
      <text:p text:style-name="P1">Clique = an exclusive group of people</text:p>
      <text:p text:style-name="P1">Curriculum : thème de la classe</text:p>
      <text:p text:style-name="P1">Dean : doyen</text:p>
      <text:p text:style-name="P1">Dive into = to begin immediately</text:p>
      <text:p text:style-name="P1">To fill in/out : finir une forme (fermer un cercle, finir un puzzle, ...)</text:p>
      <text:p text:style-name="P1">Graduate = complete a course of study + be awarded a diploma</text:p>
      <text:p text:style-name="P1">Intership : stage</text:p>
      <text:p text:style-name="P1">Irksome = distressing : ennuyeux</text:p>
      <text:p text:style-name="P1">Knowledge : connaissance</text:p>
      <text:p text:style-name="P1">Laden : chargé</text:p>
      <text:p text:style-name="P1">Late bloomer : Someone who come later than most people</text:p>
      <text:p text:style-name="P1">Liberal art degree = Study for the mind, not for technical or professional knowledge</text:p>
      <text:p text:style-name="P1">Ludicrous = ridiculous + absurd</text:p>
      <text:p text:style-name="P1">To lure = to make something come to u</text:p>
      <text:p text:style-name="P1">Major : matière principale (ex : sociologie)</text:p>
      <text:p text:style-name="P1">On-the-job = to learn while working</text:p>
      <text:p text:style-name="P1">Pay off = pay completely</text:p>
      <text:p text:style-name="P1">To bloom : Une fleure qui s'ouvre</text:p>
      <text:p text:style-name="P1">To drop out = to quit</text:p>
      <text:p text:style-name="P1">To get rid of = to eliminate</text:p>
      <text:p text:style-name="P1">To lure : appâter = to entice</text:p>
      <text:p text:style-name="P1">To starve = not have enough food</text:p>
      <text:p text:style-name="P1">Tuition : un cours</text:p>
      <text:p text:style-name="P1">Underwhelmed = no challenge</text:p>
      <text:p text:style-name="P1"/>
      <text:p text:style-name="P1">At college and university</text:p>
      <text:p text:style-name="P1">1st year : Freshman</text:p>
      <text:p text:style-name="P1">2nd year : a sophmore</text:p>
      <text:p text:style-name="P1">3rd year : junior</text:p>
      <text:p text:style-name="P1">4th year : senior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0M41S</meta:editing-duration>
    <meta:editing-cycles>25</meta:editing-cycles>
    <meta:generator>OpenOffice/4.0.0$Win32 OpenOffice.org_project/400m3$Build-9702</meta:generator>
    <dc:date>2014-10-06T12:00:42.77</dc:date>
    <meta:document-statistic meta:table-count="0" meta:image-count="0" meta:object-count="0" meta:page-count="1" meta:paragraph-count="34" meta:word-count="208" meta:character-count="1074"/>
    <meta:user-defined meta:name="Info 1"/>
    <meta:user-defined meta:name="Info 2"/>
    <meta:user-defined meta:name="Info 3"/>
    <meta:user-defined meta:name="Info 4"/>
  </office:meta>
</office:document-meta>
</file>